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5"/>
          <table:table-cell office:value-type="float" office:value="536432" calcext:value-type="float">
            <text:p>536432</text:p>
          </table:table-cell>
          <table:table-cell table:number-columns-repeated="3"/>
          <table:table-cell office:value-type="float" office:value="56467" calcext:value-type="float">
            <text:p>564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float" office:value="5879" calcext:value-type="float">
            <text:p>587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6555556u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yu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20:21:58.6663544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18T20:55:04.329791251</meta:creation-date>
    <meta:generator>LibreOffice/6.3.5.2$Linux_X86_64 LibreOffice_project/30$Build-2</meta:generator>
    <dc:date>2020-05-30T20:22:08.049905208</dc:date>
    <meta:editing-duration>PT17S</meta:editing-duration>
    <meta:editing-cycles>2</meta:editing-cycles>
    <meta:document-statistic meta:table-count="1" meta:cell-count="5" meta:object-count="0"/>
  </office:meta>
</office:document-meta>
</file>